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000000060AD826739149DFA6C.png" manifest:media-type="image/png"/>
  <manifest:file-entry manifest:full-path="Pictures/10000201000000A30000009E15D17FCD11B5F1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1" svg:font-family="Arial-BoldMT"/>
    <style:font-face style:name="Arial-BoldMT" svg:font-family="Arial-BoldMT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52cm" fo:min-width="6.246cm"/>
    </style:style>
    <style:style style:name="gr2" style:family="graphic" style:parent-style-name="objectwithoutfill">
      <style:graphic-properties draw:stroke="dash" draw:stroke-dash="Fine_20_Dashed" svg:stroke-width="0cm" draw:marker-start-width="0.35cm" draw:marker-end-width="0.35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 fo:border="none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52cm" fo:min-width="6.131cm"/>
    </style:style>
    <style:style style:name="gr8" style:family="graphic" style:parent-style-name="standard">
      <style:graphic-properties draw:textarea-vertical-align="bottom" fo:border="none"/>
    </style:style>
    <style:style style:name="gr9" style:family="graphic" style:parent-style-name="standard">
      <style:graphic-properties svg:stroke-color="#000000" draw:fill-color="#eeeee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="solid" draw:fill-color="#b2b2b2" draw:textarea-vertical-align="middle"/>
    </style:style>
    <style:style style:name="gr12" style:family="graphic" style:parent-style-name="standard">
      <style:graphic-properties draw:textarea-vertical-align="middle" fo:background-color="#b2b2b2" fo:border="none"/>
    </style:style>
    <style:style style:name="gr13" style:family="graphic" style:parent-style-name="standard">
      <style:graphic-properties fo:border="none"/>
    </style:style>
    <style:style style:name="gr14" style:family="graphic" style:parent-style-name="standard">
      <style:graphic-properties svg:stroke-color="#000000" draw:fill="solid" draw:fill-color="#cccccc" draw:textarea-vertical-align="middle"/>
    </style:style>
    <style:style style:name="gr15" style:family="graphic" style:parent-style-name="standard">
      <style:graphic-properties draw:textarea-vertical-align="top" fo:background-color="#cccccc" fo:border="none"/>
    </style:style>
    <style:style style:name="gr16" style:family="graphic" style:parent-style-name="standard">
      <style:graphic-properties draw:stroke="none" draw:fill="none" fo:min-height="0.78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4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4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6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bold"/>
    </style:style>
    <style:style style:name="P13" style:family="paragraph">
      <loext:graphic-properties draw:fill="solid" draw:fill-color="#b2b2b2"/>
      <style:paragraph-properties fo:text-align="center"/>
    </style:style>
    <style:style style:name="P14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P17" style:family="paragraph">
      <loext:graphic-properties draw:fill="solid" draw:fill-color="#cccccc"/>
      <style:paragraph-properties fo:text-align="center"/>
    </style:style>
    <style:style style:name="P18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3pt" fo:font-style="normal" style:text-underline-style="none" fo:font-weight="bold"/>
    </style:style>
    <style:style style:name="P20" style:family="paragraph">
      <style:paragraph-properties style:text-autospace="none"/>
    </style:style>
    <style:style style:name="P21" style:family="paragraph">
      <loext:graphic-properties draw:fill="none"/>
      <style:paragraph-properties style:text-autospace="none"/>
      <style:text-properties style:font-name="Arial-BoldMT1" fo:font-size="20pt" fo:font-weight="bold" style:font-name-asian="Arial-BoldMT1" style:font-size-asian="20pt" style:font-weight-asian="bold" style:font-name-complex="Arial-BoldMT1" style:font-size-complex="20pt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font-name="Arial-BoldMT1" fo:font-size="18pt" fo:font-style="normal" fo:text-shadow="none" style:text-underline-style="none" fo:font-weight="bold" style:letter-kerning="true" style:font-name-asian="Arial-BoldMT1" style:font-size-asian="18pt" style:font-style-asian="normal" style:font-weight-asian="bold" style:font-name-complex="Arial-BoldMT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Ticket" form:control-implementation="ooo:com.sun.star.form.component.TextField" xml:id="control2" form:id="control2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3" form:id="control3" form:label="Numero:"/>
            <form:text form:name="txtIdTicket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Reparto" form:control-implementation="ooo:com.sun.star.form.component.FixedText" xml:id="control5" form:id="control5" form:label="Remito"/>
            <form:fixed-text form:name="lblTipo" form:control-implementation="ooo:com.sun.star.form.component.FixedText" xml:id="control6" form:id="control6" form:label="R"/>
            <form:fixed-text form:name="lblRepartidor" form:control-implementation="ooo:com.sun.star.form.component.FixedText" xml:id="control7" form:id="control7" form:label="Direccion:"/>
            <form:text form:name="txtDireccionWi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elefonoTicket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Tel" form:control-implementation="ooo:com.sun.star.form.component.FixedText" xml:id="control10" form:id="control10" form:label="Telefono:"/>
            <form:fixed-text form:name="lblCliente" form:control-implementation="ooo:com.sun.star.form.component.FixedText" xml:id="control11" form:id="control11" form:label="Cliente:"/>
            <form:fixed-text form:name="lblDireccion2" form:control-implementation="ooo:com.sun.star.form.component.FixedText" xml:id="control12" form:id="control12" form:label="Direccion:"/>
            <form:fixed-text form:name="lblNum" form:control-implementation="ooo:com.sun.star.form.component.FixedText" xml:id="control13" form:id="control13" form:label="Cant"/>
            <form:fixed-text form:name="lblDir" form:control-implementation="ooo:com.sun.star.form.component.FixedText" xml:id="control14" form:id="control14" form:label="Material"/>
            <form:fixed-text form:name="lblCosto" form:control-implementation="ooo:com.sun.star.form.component.FixedText" xml:id="control15" form:id="control15" form:label="Sub Total"/>
            <form:fixed-text form:name="Campo de etiqueta 1" form:control-implementation="ooo:com.sun.star.form.component.FixedText" xml:id="control16" form:id="control16" form:label="Prec Unit."/>
            <form:fixed-text form:name="Campo de etiqueta 2" form:control-implementation="ooo:com.sun.star.form.component.FixedText" xml:id="control17" form:id="control17" form:label="TOTAL"/>
            <form:text form:name="txtTotalTicket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" form:control-implementation="ooo:com.sun.star.form.component.TextField" xml:id="control19" form:id="control1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0" form:control-implementation="ooo:com.sun.star.form.component.TextField" xml:id="control20" form:id="control2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" form:control-implementation="ooo:com.sun.star.form.component.TextField" xml:id="control21" form:id="control2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" form:control-implementation="ooo:com.sun.star.form.component.TextField" xml:id="control22" form:id="control2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5" form:control-implementation="ooo:com.sun.star.form.component.TextField" xml:id="control23" form:id="control2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4" form:control-implementation="ooo:com.sun.star.form.component.TextField" xml:id="control24" form:id="control2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7" form:control-implementation="ooo:com.sun.star.form.component.TextField" xml:id="control25" form:id="control2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6" form:control-implementation="ooo:com.sun.star.form.component.TextField" xml:id="control26" form:id="control2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9" form:control-implementation="ooo:com.sun.star.form.component.TextField" xml:id="control27" form:id="control2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8" form:control-implementation="ooo:com.sun.star.form.component.TextField" xml:id="control28" form:id="control2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1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0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3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2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6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4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7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9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8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1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0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3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2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5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4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7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6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9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8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1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0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3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2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5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4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7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6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9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8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Ticket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Delivery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aginadoTicket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FechaComanda" form:control-implementation="ooo:com.sun.star.form.component.TextField" xml:id="control61" form:id="control61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62" form:id="control62" form:label="Numero:"/>
            <form:text form:name="txtIdComanda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Reparto" form:control-implementation="ooo:com.sun.star.form.component.FixedText" xml:id="control64" form:id="control64" form:label="Comanda"/>
            <form:fixed-text form:name="lblTipo" form:control-implementation="ooo:com.sun.star.form.component.FixedText" xml:id="control65" form:id="control65" form:label="C"/>
            <form:fixed-text form:name="lblNum" form:control-implementation="ooo:com.sun.star.form.component.FixedText" xml:id="control66" form:id="control66" form:label="Codigo"/>
            <form:fixed-text form:name="lblDir" form:control-implementation="ooo:com.sun.star.form.component.FixedText" xml:id="control67" form:id="control67" form:label="Material"/>
            <form:fixed-text form:name="Campo de etiqueta 1" form:control-implementation="ooo:com.sun.star.form.component.FixedText" xml:id="control68" form:id="control68" form:label="Cantidad"/>
            <form:text form:name="txtCodigo1" form:control-implementation="ooo:com.sun.star.form.component.TextField" xml:id="control69" form:id="control6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0" form:control-implementation="ooo:com.sun.star.form.component.TextField" xml:id="control70" form:id="control7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3" form:control-implementation="ooo:com.sun.star.form.component.TextField" xml:id="control71" form:id="control7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2" form:control-implementation="ooo:com.sun.star.form.component.TextField" xml:id="control72" form:id="control7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5" form:control-implementation="ooo:com.sun.star.form.component.TextField" xml:id="control73" form:id="control7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4" form:control-implementation="ooo:com.sun.star.form.component.TextField" xml:id="control74" form:id="control7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7" form:control-implementation="ooo:com.sun.star.form.component.TextField" xml:id="control75" form:id="control7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6" form:control-implementation="ooo:com.sun.star.form.component.TextField" xml:id="control76" form:id="control7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9" form:control-implementation="ooo:com.sun.star.form.component.TextField" xml:id="control77" form:id="control7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8" form:control-implementation="ooo:com.sun.star.form.component.TextField" xml:id="control78" form:id="control7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1" form:control-implementation="ooo:com.sun.star.form.component.TextField" xml:id="control79" form:id="control7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0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3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2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5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4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7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6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9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8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1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0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3" form:control-implementation="ooo:com.sun.star.form.component.TextField" xml:id="control91" form:id="control9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2" form:control-implementation="ooo:com.sun.star.form.component.TextField" xml:id="control92" form:id="control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5" form:control-implementation="ooo:com.sun.star.form.component.TextField" xml:id="control93" form:id="control9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4" form:control-implementation="ooo:com.sun.star.form.component.TextField" xml:id="control94" form:id="control9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7" form:control-implementation="ooo:com.sun.star.form.component.TextField" xml:id="control95" form:id="control9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6" form:control-implementation="ooo:com.sun.star.form.component.TextField" xml:id="control96" form:id="control9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9" form:control-implementation="ooo:com.sun.star.form.component.TextField" xml:id="control97" form:id="control9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8" form:control-implementation="ooo:com.sun.star.form.component.TextField" xml:id="control98" form:id="control9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aginadoComanda" form:control-implementation="ooo:com.sun.star.form.component.TextField" xml:id="control99" form:id="control9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Fecha" form:control-implementation="ooo:com.sun.star.form.component.FixedText" xml:id="control100" form:id="control100" form:label="Fecha:"/>
            <form:fixed-text form:name="Campo de etiqueta 3" form:control-implementation="ooo:com.sun.star.form.component.FixedText" xml:id="control101" form:id="control101" form:label="Cliente:"/>
            <form:fixed-text form:name="lblDireccion2" form:control-implementation="ooo:com.sun.star.form.component.FixedText" xml:id="control102" form:id="control102" form:label="Direccion:"/>
            <form:text form:name="txtClienteComanda" form:control-implementation="ooo:com.sun.star.form.component.TextField" xml:id="control103" form:id="control10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DireccionClienteComanda" form:control-implementation="ooo:com.sun.star.form.component.TextField" xml:id="control104" form:id="control10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Comanda" form:control-implementation="ooo:com.sun.star.form.component.TextField" xml:id="control105" form:id="control1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lienteTicket" form:control-implementation="ooo:com.sun.star.form.component.TextField" xml:id="control106" form:id="control10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DireccionClienteTicket" form:control-implementation="ooo:com.sun.star.form.component.TextField" xml:id="control107" form:id="control10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elefonoComanda" form:control-implementation="ooo:com.sun.star.form.component.TextField" xml:id="control108" form:id="control10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Tel" form:control-implementation="ooo:com.sun.star.form.component.FixedText" xml:id="control109" form:id="control109" form:label="Telefono:"/>
            <form:text form:name="txtMaterialRemito5" form:control-implementation="ooo:com.sun.star.form.component.TextField" xml:id="control110" form:id="control1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</form:form>
        </office:forms>
        <draw:custom-shape draw:style-name="gr1" draw:text-style-name="P1" draw:layer="layout" svg:width="6.746cm" svg:height="2.502cm" svg:x="7.964cm" svg:y="3.57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266cm" svg:y1="0cm" svg:x2="15.266cm" svg:y2="21cm">
          <text:p/>
        </draw:line>
        <draw:control draw:style-name="gr3" draw:text-style-name="P3" draw:layer="layout" svg:width="1.525cm" svg:height="1.5cm" svg:x="1.275cm" svg:y="1.1cm" draw:control="control1"/>
        <draw:control draw:style-name="gr4" draw:text-style-name="P4" draw:layer="layout" svg:width="3.856cm" svg:height="0.7cm" svg:x="2.982cm" svg:y="1.46cm" draw:control="control2"/>
        <draw:control draw:style-name="gr3" draw:text-style-name="P3" draw:layer="layout" svg:width="2.085cm" svg:height="0.9cm" svg:x="1.275cm" svg:y="2.565cm" draw:control="control3"/>
        <draw:control draw:style-name="gr4" draw:text-style-name="P4" draw:layer="layout" svg:width="3.433cm" svg:height="0.7cm" svg:x="3.466cm" svg:y="2.6cm" draw:control="control4"/>
        <draw:control draw:style-name="gr3" draw:text-style-name="P5" draw:layer="layout" svg:width="2.094cm" svg:height="1cm" svg:x="8.309cm" svg:y="1cm" draw:control="control5"/>
        <draw:custom-shape draw:style-name="gr5" draw:text-style-name="P1" draw:layer="layout" svg:width="1.106cm" svg:height="1.1cm" svg:x="8.588cm" svg:y="2.036cm">
          <text:p/>
          <draw:enhanced-geometry svg:viewBox="0 0 21600 21600" draw:type="rectangle" draw:enhanced-path="M 0 0 L 21600 0 21600 21600 0 21600 0 0 Z N"/>
        </draw:custom-shape>
        <draw:control draw:style-name="gr3" draw:text-style-name="P6" draw:layer="layout" svg:width="1.032cm" svg:height="1cm" svg:x="8.629cm" svg:y="2.12cm" draw:control="control6"/>
        <draw:frame draw:style-name="gr6" draw:text-style-name="P2" draw:layer="layout" svg:width="2.873cm" svg:height="3.132cm" svg:x="11.765cm" svg:y="0.364cm">
          <draw:image xlink:href="Pictures/100002010000006000000060AD826739149DFA6C.png" xlink:type="simple" xlink:show="embed" xlink:actuate="onLoad">
            <text:p/>
          </draw:image>
        </draw:frame>
        <draw:custom-shape draw:style-name="gr7" draw:text-style-name="P1" draw:layer="layout" svg:width="6.631cm" svg:height="2.502cm" svg:x="1.2cm" svg:y="3.598cm">
          <text:p/>
          <draw:enhanced-geometry svg:viewBox="0 0 21600 21600" draw:type="rectangle" draw:enhanced-path="M 0 0 L 21600 0 21600 21600 0 21600 0 0 Z N"/>
        </draw:custom-shape>
        <draw:control draw:style-name="gr3" draw:text-style-name="P7" draw:layer="layout" svg:width="2.125cm" svg:height="0.7cm" svg:x="1.275cm" svg:y="4.465cm" draw:control="control7"/>
        <draw:control draw:style-name="gr4" draw:text-style-name="P8" draw:layer="layout" svg:width="4.2cm" svg:height="0.6cm" svg:x="3.4cm" svg:y="4.539cm" draw:control="control8"/>
        <draw:control draw:style-name="gr8" draw:text-style-name="P8" draw:layer="layout" svg:width="4.2cm" svg:height="0.6cm" svg:x="3.4cm" svg:y="5.365cm" draw:control="control9"/>
        <draw:control draw:style-name="gr3" draw:text-style-name="P7" draw:layer="layout" svg:width="1.806cm" svg:height="0.3cm" svg:x="1.3cm" svg:y="5.5cm" draw:control="control10"/>
        <draw:control draw:style-name="gr3" draw:text-style-name="P7" draw:layer="layout" svg:width="1.5cm" svg:height="0.5cm" svg:x="8.1cm" svg:y="3.804cm" draw:control="control11"/>
        <draw:control draw:style-name="gr3" draw:text-style-name="P7" draw:layer="layout" svg:width="2cm" svg:height="0.6cm" svg:x="8.097cm" svg:y="4.529cm" draw:control="control12"/>
        <draw:rect draw:style-name="gr9" draw:text-style-name="P9" draw:layer="layout" svg:width="13.537cm" svg:height="8.339cm" svg:x="1.2cm" svg:y="6.261cm">
          <text:p/>
        </draw:rect>
        <draw:rect draw:style-name="gr9" draw:text-style-name="P9" draw:layer="layout" svg:width="2.062cm" svg:height="8.339cm" svg:x="1.2cm" svg:y="6.261cm">
          <text:p/>
        </draw:rect>
        <draw:rect draw:style-name="gr9" draw:text-style-name="P9" draw:layer="layout" svg:width="7.038cm" svg:height="8.339cm" svg:x="3.262cm" svg:y="6.261cm">
          <text:p/>
        </draw:rect>
        <draw:control draw:style-name="gr3" draw:text-style-name="P10" draw:layer="layout" svg:width="2cm" svg:height="0.485cm" svg:x="1.3cm" svg:y="6.3cm" draw:control="control13"/>
        <draw:control draw:style-name="gr3" draw:text-style-name="P11" draw:layer="layout" svg:width="1.89cm" svg:height="0.414cm" svg:x="5.782cm" svg:y="6.3cm" draw:control="control14"/>
        <draw:control draw:style-name="gr3" draw:text-style-name="P12" draw:layer="layout" svg:width="2.034cm" svg:height="0.381cm" svg:x="12.469cm" svg:y="6.383cm" draw:control="control15"/>
        <draw:rect draw:style-name="gr9" draw:text-style-name="P9" draw:layer="layout" svg:width="2cm" svg:height="8.339cm" svg:x="10.3cm" svg:y="6.261cm">
          <text:p/>
        </draw:rect>
        <draw:control draw:style-name="gr3" draw:text-style-name="P12" draw:layer="layout" svg:width="1.92cm" svg:height="0.532cm" svg:x="10.4cm" svg:y="6.265cm" draw:control="control16"/>
        <draw:line draw:style-name="gr10" draw:text-style-name="P2" draw:layer="layout" svg:x1="1.2cm" svg:y1="6.8cm" svg:x2="14.6cm" svg:y2="6.8cm">
          <text:p/>
        </draw:line>
        <draw:rect draw:style-name="gr11" draw:text-style-name="P13" draw:layer="layout" svg:width="13.542cm" svg:height="0.791cm" svg:x="1.2cm" svg:y="14cm">
          <text:p/>
        </draw:rect>
        <draw:control draw:style-name="gr3" draw:text-style-name="P11" draw:layer="layout" svg:width="1.5cm" svg:height="0.4cm" svg:x="10cm" svg:y="14.2cm" draw:control="control17"/>
        <draw:control draw:style-name="gr12" draw:text-style-name="P10" draw:layer="layout" svg:width="2.9cm" svg:height="0.6cm" svg:x="11.6cm" svg:y="14.1cm" draw:control="control18"/>
        <draw:control draw:style-name="gr4" draw:text-style-name="P14" draw:layer="layout" svg:width="1.9cm" svg:height="0.75cm" svg:x="1.3cm" svg:y="7.6cm" draw:control="control19"/>
        <draw:control draw:style-name="gr4" draw:text-style-name="P14" draw:layer="layout" svg:width="1.9cm" svg:height="0.679cm" svg:x="1.3cm" svg:y="6.921cm" draw:control="control20"/>
        <draw:control draw:style-name="gr4" draw:text-style-name="P14" draw:layer="layout" svg:width="1.9cm" svg:height="0.7cm" svg:x="1.3cm" svg:y="9cm" draw:control="control21"/>
        <draw:control draw:style-name="gr4" draw:text-style-name="P14" draw:layer="layout" svg:width="1.9cm" svg:height="0.7cm" svg:x="1.3cm" svg:y="8.3cm" draw:control="control22"/>
        <draw:control draw:style-name="gr4" draw:text-style-name="P14" draw:layer="layout" svg:width="1.9cm" svg:height="0.7cm" svg:x="1.3cm" svg:y="10.4cm" draw:control="control23"/>
        <draw:control draw:style-name="gr4" draw:text-style-name="P14" draw:layer="layout" svg:width="1.9cm" svg:height="0.7cm" svg:x="1.3cm" svg:y="9.7cm" draw:control="control24"/>
        <draw:control draw:style-name="gr4" draw:text-style-name="P14" draw:layer="layout" svg:width="1.9cm" svg:height="0.7cm" svg:x="1.3cm" svg:y="11.8cm" draw:control="control25"/>
        <draw:control draw:style-name="gr4" draw:text-style-name="P14" draw:layer="layout" svg:width="1.9cm" svg:height="0.7cm" svg:x="1.3cm" svg:y="11.1cm" draw:control="control26"/>
        <draw:control draw:style-name="gr13" draw:text-style-name="P14" draw:layer="layout" svg:width="1.9cm" svg:height="0.7cm" svg:x="1.3cm" svg:y="13.2cm" draw:control="control27"/>
        <draw:control draw:style-name="gr4" draw:text-style-name="P14" draw:layer="layout" svg:width="1.9cm" svg:height="0.7cm" svg:x="1.3cm" svg:y="12.5cm" draw:control="control28"/>
        <draw:control draw:style-name="gr4" draw:text-style-name="P15" draw:layer="layout" svg:width="6.9cm" svg:height="0.722cm" svg:x="3.3cm" svg:y="7.607cm" draw:control="control29"/>
        <draw:control draw:style-name="gr4" draw:text-style-name="P15" draw:layer="layout" svg:width="6.9cm" svg:height="0.702cm" svg:x="3.3cm" svg:y="6.921cm" draw:control="control30"/>
        <draw:control draw:style-name="gr4" draw:text-style-name="P15" draw:layer="layout" svg:width="6.9cm" svg:height="0.719cm" svg:x="3.3cm" svg:y="9.007cm" draw:control="control31"/>
        <draw:control draw:style-name="gr4" draw:text-style-name="P15" draw:layer="layout" svg:width="6.9cm" svg:height="0.71cm" svg:x="3.3cm" svg:y="8.297cm" draw:control="control32"/>
        <draw:control draw:style-name="gr4" draw:text-style-name="P15" draw:layer="layout" svg:width="6.9cm" svg:height="0.7cm" svg:x="3.3cm" svg:y="11.067cm" draw:control="control33"/>
        <draw:control draw:style-name="gr4" draw:text-style-name="P15" draw:layer="layout" svg:width="6.9cm" svg:height="0.7cm" svg:x="3.3cm" svg:y="9.7cm" draw:control="control34"/>
        <draw:control draw:style-name="gr4" draw:text-style-name="P15" draw:layer="layout" svg:width="6.9cm" svg:height="0.7cm" svg:x="3.3cm" svg:y="11.8cm" draw:control="control35"/>
        <draw:control draw:style-name="gr4" draw:text-style-name="P15" draw:layer="layout" svg:width="6.9cm" svg:height="0.7cm" svg:x="3.3cm" svg:y="13.2cm" draw:control="control36"/>
        <draw:control draw:style-name="gr4" draw:text-style-name="P15" draw:layer="layout" svg:width="6.9cm" svg:height="0.7cm" svg:x="3.3cm" svg:y="12.5cm" draw:control="control37"/>
        <draw:control draw:style-name="gr4" draw:text-style-name="P15" draw:layer="layout" svg:width="1.8cm" svg:height="0.7cm" svg:x="10.4cm" svg:y="7.6cm" draw:control="control38"/>
        <draw:control draw:style-name="gr4" draw:text-style-name="P15" draw:layer="layout" svg:width="1.8cm" svg:height="0.679cm" svg:x="10.4cm" svg:y="6.921cm" draw:control="control39"/>
        <draw:control draw:style-name="gr4" draw:text-style-name="P15" draw:layer="layout" svg:width="1.8cm" svg:height="0.7cm" svg:x="10.4cm" svg:y="9cm" draw:control="control40"/>
        <draw:control draw:style-name="gr4" draw:text-style-name="P15" draw:layer="layout" svg:width="1.8cm" svg:height="0.706cm" svg:x="10.4cm" svg:y="8.3cm" draw:control="control41"/>
        <draw:control draw:style-name="gr4" draw:text-style-name="P15" draw:layer="layout" svg:width="1.8cm" svg:height="0.7cm" svg:x="10.4cm" svg:y="10.4cm" draw:control="control42"/>
        <draw:control draw:style-name="gr4" draw:text-style-name="P15" draw:layer="layout" svg:width="1.8cm" svg:height="0.7cm" svg:x="10.4cm" svg:y="9.7cm" draw:control="control43"/>
        <draw:control draw:style-name="gr4" draw:text-style-name="P15" draw:layer="layout" svg:width="1.8cm" svg:height="0.7cm" svg:x="10.4cm" svg:y="11.8cm" draw:control="control44"/>
        <draw:control draw:style-name="gr4" draw:text-style-name="P15" draw:layer="layout" svg:width="1.8cm" svg:height="0.7cm" svg:x="10.4cm" svg:y="11.1cm" draw:control="control45"/>
        <draw:control draw:style-name="gr4" draw:text-style-name="P15" draw:layer="layout" svg:width="1.8cm" svg:height="0.7cm" svg:x="10.4cm" svg:y="13.2cm" draw:control="control46"/>
        <draw:control draw:style-name="gr4" draw:text-style-name="P15" draw:layer="layout" svg:width="1.8cm" svg:height="0.7cm" svg:x="10.4cm" svg:y="12.5cm" draw:control="control47"/>
        <draw:control draw:style-name="gr4" draw:text-style-name="P16" draw:layer="layout" svg:width="2.1cm" svg:height="0.7cm" svg:x="12.4cm" svg:y="7.6cm" draw:control="control48"/>
        <draw:control draw:style-name="gr4" draw:text-style-name="P15" draw:layer="layout" svg:width="2.1cm" svg:height="0.689cm" svg:x="12.4cm" svg:y="6.911cm" draw:control="control49"/>
        <draw:control draw:style-name="gr4" draw:text-style-name="P16" draw:layer="layout" svg:width="2.1cm" svg:height="0.7cm" svg:x="12.4cm" svg:y="9cm" draw:control="control50"/>
        <draw:control draw:style-name="gr4" draw:text-style-name="P16" draw:layer="layout" svg:width="2.1cm" svg:height="0.7cm" svg:x="12.4cm" svg:y="8.3cm" draw:control="control51"/>
        <draw:control draw:style-name="gr4" draw:text-style-name="P16" draw:layer="layout" svg:width="2.1cm" svg:height="0.7cm" svg:x="12.4cm" svg:y="10.4cm" draw:control="control52"/>
        <draw:control draw:style-name="gr4" draw:text-style-name="P16" draw:layer="layout" svg:width="2.1cm" svg:height="0.7cm" svg:x="12.4cm" svg:y="9.7cm" draw:control="control53"/>
        <draw:control draw:style-name="gr4" draw:text-style-name="P16" draw:layer="layout" svg:width="2.1cm" svg:height="0.7cm" svg:x="12.4cm" svg:y="11.8cm" draw:control="control54"/>
        <draw:control draw:style-name="gr4" draw:text-style-name="P16" draw:layer="layout" svg:width="2.1cm" svg:height="0.7cm" svg:x="12.4cm" svg:y="11.1cm" draw:control="control55"/>
        <draw:control draw:style-name="gr4" draw:text-style-name="P15" draw:layer="layout" svg:width="2.1cm" svg:height="0.7cm" svg:x="12.4cm" svg:y="13.2cm" draw:control="control56"/>
        <draw:control draw:style-name="gr4" draw:text-style-name="P16" draw:layer="layout" svg:width="2.1cm" svg:height="0.7cm" svg:x="12.4cm" svg:y="12.5cm" draw:control="control57"/>
        <draw:rect draw:style-name="gr14" draw:text-style-name="P17" draw:layer="layout" svg:width="13.537cm" svg:height="4.118cm" svg:x="1.2cm" svg:y="15.082cm">
          <text:p/>
        </draw:rect>
        <draw:control draw:style-name="gr15" draw:text-style-name="P16" draw:layer="layout" svg:width="6.6cm" svg:height="3.913cm" svg:x="1.3cm" svg:y="15.187cm" draw:control="control58"/>
        <draw:control draw:style-name="gr15" draw:text-style-name="P16" draw:layer="layout" svg:width="6.51cm" svg:height="3.886cm" svg:x="7.99cm" svg:y="15.214cm" draw:control="control59"/>
        <draw:control draw:style-name="gr13" draw:text-style-name="P18" draw:layer="layout" svg:width="4.5cm" svg:height="0.7cm" svg:x="5.6cm" svg:y="19.3cm" draw:control="control60"/>
        <draw:control draw:style-name="gr4" draw:text-style-name="P4" draw:layer="layout" svg:width="3.86cm" svg:height="0.7cm" svg:x="17.323cm" svg:y="1.5cm" draw:control="control61"/>
        <draw:control draw:style-name="gr3" draw:text-style-name="P3" draw:layer="layout" svg:width="2.205cm" svg:height="0.9cm" svg:x="15.575cm" svg:y="2.565cm" draw:control="control62"/>
        <draw:control draw:style-name="gr4" draw:text-style-name="P4" draw:layer="layout" svg:width="3.31cm" svg:height="0.7cm" svg:x="17.882cm" svg:y="2.679cm" draw:control="control63"/>
        <draw:control draw:style-name="gr3" draw:text-style-name="P5" draw:layer="layout" svg:width="2.494cm" svg:height="1cm" svg:x="22.191cm" svg:y="1cm" draw:control="control64"/>
        <draw:custom-shape draw:style-name="gr5" draw:text-style-name="P1" draw:layer="layout" svg:width="1.106cm" svg:height="1.1cm" svg:x="22.826cm" svg:y="2.062cm">
          <text:p/>
          <draw:enhanced-geometry svg:viewBox="0 0 21600 21600" draw:type="rectangle" draw:enhanced-path="M 0 0 L 21600 0 21600 21600 0 21600 0 0 Z N"/>
        </draw:custom-shape>
        <draw:control draw:style-name="gr3" draw:text-style-name="P6" draw:layer="layout" svg:width="1.032cm" svg:height="1cm" svg:x="22.866cm" svg:y="2.095cm" draw:control="control65"/>
        <draw:rect draw:style-name="gr9" draw:text-style-name="P9" draw:layer="layout" svg:width="2.062cm" svg:height="8.339cm" svg:x="15.5cm" svg:y="6.261cm">
          <text:p/>
        </draw:rect>
        <draw:rect draw:style-name="gr9" draw:text-style-name="P9" draw:layer="layout" svg:width="8.938cm" svg:height="8.339cm" svg:x="17.562cm" svg:y="6.261cm">
          <text:p/>
        </draw:rect>
        <draw:control draw:style-name="gr3" draw:text-style-name="P11" draw:layer="layout" svg:width="1.499cm" svg:height="0.485cm" svg:x="15.8cm" svg:y="6.3cm" draw:control="control66"/>
        <draw:control draw:style-name="gr3" draw:text-style-name="P19" draw:layer="layout" svg:width="2.134cm" svg:height="0.497cm" svg:x="20.966cm" svg:y="6.3cm" draw:control="control67"/>
        <draw:rect draw:style-name="gr9" draw:text-style-name="P9" draw:layer="layout" svg:width="2cm" svg:height="8.339cm" svg:x="26.5cm" svg:y="6.261cm">
          <text:p/>
        </draw:rect>
        <draw:control draw:style-name="gr3" draw:text-style-name="P12" draw:layer="layout" svg:width="1.776cm" svg:height="0.564cm" svg:x="26.623cm" svg:y="6.315cm" draw:control="control68"/>
        <draw:control draw:style-name="gr4" draw:text-style-name="P15" draw:layer="layout" svg:width="1.9cm" svg:height="0.7cm" svg:x="15.6cm" svg:y="7.6cm" draw:control="control69"/>
        <draw:control draw:style-name="gr4" draw:text-style-name="P15" draw:layer="layout" svg:width="1.9cm" svg:height="0.7cm" svg:x="15.6cm" svg:y="6.9cm" draw:control="control70"/>
        <draw:control draw:style-name="gr4" draw:text-style-name="P15" draw:layer="layout" svg:width="1.9cm" svg:height="0.7cm" svg:x="15.6cm" svg:y="9cm" draw:control="control71"/>
        <draw:control draw:style-name="gr4" draw:text-style-name="P15" draw:layer="layout" svg:width="1.9cm" svg:height="0.7cm" svg:x="15.6cm" svg:y="8.3cm" draw:control="control72"/>
        <draw:control draw:style-name="gr4" draw:text-style-name="P15" draw:layer="layout" svg:width="1.9cm" svg:height="0.674cm" svg:x="15.6cm" svg:y="10.418cm" draw:control="control73"/>
        <draw:control draw:style-name="gr4" draw:text-style-name="P15" draw:layer="layout" svg:width="1.9cm" svg:height="0.693cm" svg:x="15.6cm" svg:y="9.7cm" draw:control="control74"/>
        <draw:control draw:style-name="gr4" draw:text-style-name="P15" draw:layer="layout" svg:width="1.9cm" svg:height="0.7cm" svg:x="15.6cm" svg:y="11.8cm" draw:control="control75"/>
        <draw:control draw:style-name="gr4" draw:text-style-name="P15" draw:layer="layout" svg:width="1.9cm" svg:height="0.7cm" svg:x="15.6cm" svg:y="11.1cm" draw:control="control76"/>
        <draw:control draw:style-name="gr4" draw:text-style-name="P15" draw:layer="layout" svg:width="1.9cm" svg:height="0.7cm" svg:x="15.6cm" svg:y="13.2cm" draw:control="control77"/>
        <draw:control draw:style-name="gr4" draw:text-style-name="P15" draw:layer="layout" svg:width="1.9cm" svg:height="0.7cm" svg:x="15.6cm" svg:y="12.5cm" draw:control="control78"/>
        <draw:control draw:style-name="gr4" draw:text-style-name="P16" draw:layer="layout" svg:width="8.8cm" svg:height="0.7cm" svg:x="17.6cm" svg:y="7.6cm" draw:control="control79"/>
        <draw:control draw:style-name="gr4" draw:text-style-name="P15" draw:layer="layout" svg:width="8.8cm" svg:height="0.7cm" svg:x="17.6cm" svg:y="6.9cm" draw:control="control80"/>
        <draw:control draw:style-name="gr4" draw:text-style-name="P16" draw:layer="layout" svg:width="8.8cm" svg:height="0.7cm" svg:x="17.6cm" svg:y="9cm" draw:control="control81"/>
        <draw:control draw:style-name="gr4" draw:text-style-name="P16" draw:layer="layout" svg:width="8.8cm" svg:height="0.7cm" svg:x="17.6cm" svg:y="8.3cm" draw:control="control82"/>
        <draw:control draw:style-name="gr4" draw:text-style-name="P16" draw:layer="layout" svg:width="8.8cm" svg:height="0.617cm" svg:x="17.6cm" svg:y="10.434cm" draw:control="control83"/>
        <draw:control draw:style-name="gr4" draw:text-style-name="P16" draw:layer="layout" svg:width="8.8cm" svg:height="0.714cm" svg:x="17.6cm" svg:y="9.7cm" draw:control="control84"/>
        <draw:control draw:style-name="gr4" draw:text-style-name="P16" draw:layer="layout" svg:width="8.8cm" svg:height="0.7cm" svg:x="17.6cm" svg:y="11.8cm" draw:control="control85"/>
        <draw:control draw:style-name="gr4" draw:text-style-name="P16" draw:layer="layout" svg:width="8.8cm" svg:height="0.688cm" svg:x="17.6cm" svg:y="11.112cm" draw:control="control86"/>
        <draw:control draw:style-name="gr4" draw:text-style-name="P15" draw:layer="layout" svg:width="8.8cm" svg:height="0.7cm" svg:x="17.6cm" svg:y="13.2cm" draw:control="control87"/>
        <draw:control draw:style-name="gr4" draw:text-style-name="P16" draw:layer="layout" svg:width="8.8cm" svg:height="0.7cm" svg:x="17.6cm" svg:y="12.5cm" draw:control="control88"/>
        <draw:control draw:style-name="gr4" draw:text-style-name="P18" draw:layer="layout" svg:width="1.8cm" svg:height="0.7cm" svg:x="26.6cm" svg:y="7.6cm" draw:control="control89"/>
        <draw:control draw:style-name="gr4" draw:text-style-name="P14" draw:layer="layout" svg:width="1.8cm" svg:height="0.7cm" svg:x="26.6cm" svg:y="6.9cm" draw:control="control90"/>
        <draw:control draw:style-name="gr4" draw:text-style-name="P18" draw:layer="layout" svg:width="1.8cm" svg:height="0.7cm" svg:x="26.6cm" svg:y="9cm" draw:control="control91"/>
        <draw:control draw:style-name="gr4" draw:text-style-name="P18" draw:layer="layout" svg:width="1.8cm" svg:height="0.7cm" svg:x="26.6cm" svg:y="8.3cm" draw:control="control92"/>
        <draw:control draw:style-name="gr4" draw:text-style-name="P18" draw:layer="layout" svg:width="1.8cm" svg:height="0.647cm" svg:x="26.6cm" svg:y="10.434cm" draw:control="control93"/>
        <draw:control draw:style-name="gr4" draw:text-style-name="P18" draw:layer="layout" svg:width="1.8cm" svg:height="0.724cm" svg:x="26.6cm" svg:y="9.7cm" draw:control="control94"/>
        <draw:control draw:style-name="gr4" draw:text-style-name="P18" draw:layer="layout" svg:width="1.8cm" svg:height="0.7cm" svg:x="26.6cm" svg:y="11.8cm" draw:control="control95"/>
        <draw:control draw:style-name="gr4" draw:text-style-name="P18" draw:layer="layout" svg:width="1.8cm" svg:height="0.698cm" svg:x="26.6cm" svg:y="11.102cm" draw:control="control96"/>
        <draw:control draw:style-name="gr4" draw:text-style-name="P14" draw:layer="layout" svg:width="1.8cm" svg:height="0.7cm" svg:x="26.6cm" svg:y="13.2cm" draw:control="control97"/>
        <draw:control draw:style-name="gr4" draw:text-style-name="P18" draw:layer="layout" svg:width="1.8cm" svg:height="0.7cm" svg:x="26.6cm" svg:y="12.5cm" draw:control="control98"/>
        <draw:control draw:style-name="gr13" draw:text-style-name="P18" draw:layer="layout" svg:width="4.5cm" svg:height="0.6cm" svg:x="19.9cm" svg:y="19.3cm" draw:control="control99"/>
        <draw:frame draw:style-name="gr6" draw:text-style-name="P2" draw:layer="layout" svg:width="3.703cm" svg:height="5.118cm" svg:x="25.649cm" svg:y="0.576cm">
          <draw:image xlink:href="Pictures/10000201000000A30000009E15D17FCD11B5F16C.png" xlink:type="simple" xlink:show="embed" xlink:actuate="onLoad">
            <text:p/>
          </draw:image>
        </draw:frame>
        <draw:control draw:style-name="gr3" draw:text-style-name="P3" draw:layer="layout" svg:width="1.525cm" svg:height="1.5cm" svg:x="15.528cm" svg:y="1.079cm" draw:control="control100"/>
        <draw:control draw:style-name="gr3" draw:text-style-name="P7" draw:layer="layout" svg:width="1.5cm" svg:height="0.5cm" svg:x="15.56cm" svg:y="3.787cm" draw:control="control101"/>
        <draw:control draw:style-name="gr3" draw:text-style-name="P7" draw:layer="layout" svg:width="2cm" svg:height="0.547cm" svg:x="15.599cm" svg:y="4.521cm" draw:control="control102"/>
        <draw:control draw:style-name="gr4" draw:text-style-name="P8" draw:layer="layout" svg:width="7.25cm" svg:height="0.6cm" svg:x="17.879cm" svg:y="3.754cm" draw:control="control103"/>
        <draw:control draw:style-name="gr4" draw:text-style-name="P8" draw:layer="layout" svg:width="7.478cm" svg:height="0.6cm" svg:x="17.889cm" svg:y="4.53cm" draw:control="control104"/>
        <draw:rect draw:style-name="gr14" draw:text-style-name="P17" draw:layer="layout" svg:width="13.073cm" svg:height="4.107cm" svg:x="15.494cm" svg:y="15.092cm">
          <text:p/>
        </draw:rect>
        <draw:control draw:style-name="gr15" draw:text-style-name="P16" draw:layer="layout" svg:width="12.9cm" svg:height="3.836cm" svg:x="15.6cm" svg:y="15.23cm" draw:control="control105"/>
        <draw:rect draw:style-name="gr11" draw:text-style-name="P13" draw:layer="layout" svg:width="13cm" svg:height="0.777cm" svg:x="15.5cm" svg:y="14.04cm">
          <text:p/>
        </draw:rect>
        <draw:control draw:style-name="gr4" draw:text-style-name="P8" draw:layer="layout" svg:width="4.751cm" svg:height="0.6cm" svg:x="9.749cm" svg:y="3.779cm" draw:control="control106"/>
        <draw:control draw:style-name="gr4" draw:text-style-name="P8" draw:layer="layout" svg:width="6.351cm" svg:height="0.6cm" svg:x="8.149cm" svg:y="5.179cm" draw:control="control107"/>
        <draw:control draw:style-name="gr4" draw:text-style-name="P8" draw:layer="layout" svg:width="8.095cm" svg:height="0.6cm" svg:x="17.9cm" svg:y="5.361cm" draw:control="control108"/>
        <draw:control draw:style-name="gr3" draw:text-style-name="P7" draw:layer="layout" svg:width="2.418cm" svg:height="0.3cm" svg:x="15.579cm" svg:y="5.402cm" draw:control="control109"/>
        <draw:frame draw:style-name="gr16" draw:text-style-name="P21" draw:layer="layout" svg:width="4.816cm" svg:height="1.039cm" svg:x="1.022cm" svg:y="3.508cm">
          <draw:text-box>
            <text:p text:style-name="P20"><text:span text:style-name="T1">Pizzeria Wild</text:span></text:p>
          </draw:text-box>
        </draw:frame>
        <draw:control draw:style-name="gr4" draw:text-style-name="P15" draw:layer="layout" svg:width="6.9cm" svg:height="0.7cm" svg:x="3.3cm" svg:y="10.367cm" draw:control="control110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1" svg:font-family="Arial-BoldMT"/>
    <style:font-face style:name="Arial-BoldMT" svg:font-family="Arial-BoldMT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8:30:33.696000000</meta:creation-date>
    <dc:date>2015-11-20T01:02:48.251000000</dc:date>
    <meta:editing-duration>PT4H4M48S</meta:editing-duration>
    <meta:editing-cycles>14</meta:editing-cycles>
    <meta:generator>LibreOffice/5.0.3.2$Windows_x86 LibreOffice_project/e5f16313668ac592c1bfb310f4390624e3dbfb75</meta:generator>
    <meta:document-statistic meta:object-count="130"/>
  </office:meta>
</office:document-meta>
</file>